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officeooo:rsid="00172137"/>
    </style:style>
  </office:automatic-styles>
  <office:body>
    <office:text>
      <text:tracked-changes>
        <text:changed-region xml:id="ct94046055046496" text:id="ct94046055046496">
          <text:insertion>
            <office:change-info>
              <dc:creator>Unknown Author</dc:creator>
              <dc:date>2020-01-24T16:19:32</dc:date>
            </office:change-info>
          </text:insertion>
        </text:changed-region>
        <text:changed-region xml:id="ct94046035502656" text:id="ct94046035502656">
          <text:insertion>
            <office:change-info>
              <dc:creator>Unknown Author</dc:creator>
              <dc:date>2020-01-24T16:19:35</dc:date>
            </office:change-info>
          </text:insertion>
        </text:changed-region>
        <text:changed-region xml:id="ct94046068209584" text:id="ct94046068209584">
          <text:deletion>
            <office:change-info>
              <dc:creator>Unknown Author</dc:creator>
              <dc:date>2020-01-24T16:19:39</dc:date>
            </office:change-info>
            <text:p text:style-name="P1">d</text:p>
          </text:deletion>
        </text:changed-region>
        <text:changed-region xml:id="ct94046042329312" text:id="ct94046042329312">
          <text:insertion>
            <office:change-info>
              <dc:creator>Unknown Author</dc:creator>
              <dc:date>2020-01-24T16:19:39</dc:date>
            </office:change-info>
          </text:insertion>
        </text:changed-region>
        <text:changed-region xml:id="ct94046043778864" text:id="ct94046043778864">
          <text:insertion>
            <office:change-info>
              <dc:creator>Xisco Fauli</dc:creator>
              <dc:date>2020-01-27T17:42:5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The te<text:change-start text:change-id="ct94046055046496"/>n<text:change-end text:change-id="ct94046055046496"/>nis ball is a small ba<text:change-start text:change-id="ct94046035502656"/>l<text:change-end text:change-id="ct94046035502656"/>l. The baske<text:change text:change-id="ct94046068209584"/><text:change-start text:change-id="ct94046042329312"/>t<text:change-end text:change-id="ct94046042329312"/>ball is much bi<text:change-start text:change-id="ct94046043778864"/><text:span text:style-name="T1">g</text:span><text:change-end text:change-id="ct94046043778864"/>ger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4T16:17:37</meta:creation-date>
    <dc:language>en-US</dc:language>
    <dc:date>2020-01-27T17:43:03.408056035</dc:date>
    <meta:editing-cycles>6</meta:editing-cycles>
    <meta:editing-duration>PT6M12S</meta:editing-duration>
    <meta:generator>LibreOfficeDev/6.5.0.0.alpha0$Linux_X86_64 LibreOffice_project/855ce2870c27f90ecc3df96a5be0382595d74a4f</meta:generator>
    <dc:creator>Xisco Fauli</dc:creator>
    <meta:document-statistic meta:table-count="0" meta:image-count="0" meta:object-count="0" meta:page-count="1" meta:paragraph-count="1" meta:word-count="12" meta:character-count="63" meta:non-whitespace-character-count="52"/>
  </office:meta>
</office:document-meta>
</file>